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FFImageDecoder.TIFFImageDecoder( SeekableStream input , ImageDecodeParam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ImageDecoder.decodeAsRenderedImage( int p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IFFImageDecoder.getNumP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